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2.658cm" fo:break-before="auto" style:use-optimal-row-height="true"/>
    </style:style>
    <style:style style:name="ro7" style:family="table-row">
      <style:table-row-properties style:row-height="3.343cm" fo:break-before="auto" style:use-optimal-row-height="true"/>
    </style:style>
    <style:style style:name="ro8" style:family="table-row">
      <style:table-row-properties style:row-height="1.974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08_07-21-56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08_09-05-13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08_11-48-43_000.jpg</text:p>
          </table:table-cell>
          <table:table-cell table:style-name="ce4" office:value-type="string">
            <text:p>:PHOTO 記録 / 製品 / 机上スタンド用、電灯、ライト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9-08_14-10-03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08_15-29-53_000.jpg</text:p>
          </table:table-cell>
          <table:table-cell office:value-type="string">
            <text:p>:m 1-4*4 RES / 245 / 『仏教思想　第３巻』　 / p.39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9-08_17-10-38_000.jpg</text:p>
          </table:table-cell>
          <table:table-cell office:value-type="string">
            <text:p>:m music / log / kb / s.1:admin,データ整理,g.h. s.2:res,c.p.,k-D,R=1 s.3:TR,2-f-a~RH,id=28470,analy+ s.4:TR,hand-movement-wide,no.2 s.5:TR,1-note-multi,id=28404,R=2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09-08_17-11-19_000.jpg</text:p>
          </table:table-cell>
          <table:table-cell office:value-type="string">
            <text:p>-*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08_17-23-39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08_17-29-35_000.jpg</text:p>
          </table:table-cell>
          <table:table-cell office:value-type="string">
            <text:p>-*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09-08_17-41-39_000.jpg</text:p>
          </table:table-cell>
          <table:table-cell table:style-name="ce4" office:value-type="string">
            <text:p>:PHOTO 面白いもの / @カボス、西側犬走り敷地、交差点から南へ１本目の電柱の先の標識の南側 / 記録用 / 雑草 / ワルナスビ、花 <text:s/>/ N-35-35-26.17 E-139-34-48.01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08_17-41-43_000.jpg</text:p>
          </table:table-cell>
          <table:table-cell table:style-name="ce4" office:value-type="string">
            <text:p>:PHOTO 面白いもの / @カボス、西側犬走り敷地、交差点から南へ１本目の電柱の先の標識の南側 / 記録用 / 雑草 / ワルナスビ、花 <text:s/>/ N-35-35-26.17 E-139-34-48.01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09-08_17-42-02_000.jpg</text:p>
          </table:table-cell>
          <table:table-cell office:value-type="string">
            <text:p>:PHOTO 面白いもの / @カボス、東側犬走り敷地、東側階段登り口右脇 / 記録用　定点観測 / 雑草 / エノコログサ / N-35-35-25.66 E-139-34-48.01 / N-35-35-25.39 E-139-34-48.83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8-09-08_17-42-06_000.jpg</text:p>
          </table:table-cell>
          <table:table-cell office:value-type="string">
            <text:p>:PHOTO 面白いもの / @カボス、東側犬走り敷地、東側階段登り口右脇 / 記録用　定点観測 / 雑草 / エノコログサ / N-35-35-25.66 E-139-34-48.01 / N-35-35-25.4 E-139-34-48.67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2018-09-08_17-49-19_000.jpg</text:p>
          </table:table-cell>
          <table:table-cell table:style-name="ce4" office:value-type="string">
            <text:p>:PHOTO 面白いもの / @クリエイト、向かい側、歩道 / 記録用 / 雲の形 西の空 <text:s/>/ N-35-35-25.96 E-139-34-57.24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2018-09-08_17-49-27_000.jpg</text:p>
          </table:table-cell>
          <table:table-cell table:style-name="ce4" office:value-type="string">
            <text:p>:PHOTO 面白いもの / @クリエイト、向かい側、歩道 / 記録用 / 雲の形 南の空 <text:s/>/ N-35-35-25.94 E-139-34-57.02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2018-09-08_18-01-01_000.jpg</text:p>
          </table:table-cell>
          <table:table-cell table:style-name="ce4" office:value-type="string">
            <text:p>:PHOTO 面白いもの / @カボス南側、歩道 / 記録用 / 雲の形 西の空 <text:s/>/ N-35-35-24.67 E-139-34-48.72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2018-09-08_18-01-08_000.jpg</text:p>
          </table:table-cell>
          <table:table-cell table:style-name="ce4" office:value-type="string">
            <text:p>:PHOTO 面白いもの / @カボス南側、歩道 / 記録用 / 雲の形 西の空 <text:s/>/ N-35-35-24.67 E-139-34-48.72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2018-09-08_18-01-15_000.jpg</text:p>
          </table:table-cell>
          <table:table-cell table:style-name="ce4" office:value-type="string">
            <text:p>:PHOTO 面白いもの / @カボス南側、歩道 / 記録用 / 雲の形 西の空 <text:s/>/ N-35-35-24.67 E-139-34-48.72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2018-09-08_18-01-21_000.jpg</text:p>
          </table:table-cell>
          <table:table-cell table:style-name="ce4" office:value-type="string">
            <text:p>:PHOTO 面白いもの / @カボス南側、歩道 / 記録用 / 雲の形 西の空 <text:s/>/ N-35-35-24.67 E-139-34-48.83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2018-09-08_18-01-24_000.jpg</text:p>
          </table:table-cell>
          <table:table-cell table:style-name="ce4" office:value-type="string">
            <text:p>:PHOTO 面白いもの / @カボス南側、歩道 / 記録用 / 雲の形 北の空 <text:s/>/ N-35-35-24.67 E-139-34-48.83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2018-09-08_18-01-32_000.jpg</text:p>
          </table:table-cell>
          <table:table-cell table:style-name="ce4" office:value-type="string">
            <text:p>:PHOTO 面白いもの / @カボス南側、歩道 / 記録用 / 雲の形 北の空 <text:s/>/ N-35-35-24.67 E-139-34-48.83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2018-09-08_18-01-43_000.jpg</text:p>
          </table:table-cell>
          <table:table-cell table:style-name="ce4" office:value-type="string">
            <text:p>:PHOTO 面白いもの / @カボス南側、歩道 / 記録用 / 雲の形 北の空 <text:s/>/ N-35-35-24.74 E-139-34-48.83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2018-09-08_18-01-50_000.jpg</text:p>
          </table:table-cell>
          <table:table-cell table:style-name="ce4" office:value-type="string">
            <text:p>:PHOTO 面白いもの / @カボス南側、歩道 / 記録用 / 雲の形 北の空 <text:s/>/ N-35-35-24.71 E-139-34-48.83</text:p>
          </table:table-cell>
          <table:table-cell table:number-columns-repeated="2"/>
          <table:table-cell table:style-name="ce4"/>
        </table:table-row>
        <table:table-row table:style-name="ro10">
          <table:table-cell office:value-type="float" office:value="24">
            <text:p>24</text:p>
          </table:table-cell>
          <table:table-cell office:value-type="string">
            <text:p>2018-09-08_18-48-25_000.jpg</text:p>
          </table:table-cell>
          <table:table-cell table:style-name="ce4" office:value-type="string">
            <text:p>:m 1*1 RES / 245 / 『国債リスク』　森田長太郎 / p.11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8-09-08_20-21-05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8-09-08_22-18-01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8-09-08_22-18-06_000.jpg</text:p>
          </table:table-cell>
          <table:table-cell office:value-type="string">
            <text:p>:m 記録 / 身体 / 右足、すね / 赤斑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8-09-08_22-18-44_000.jpg</text:p>
          </table:table-cell>
          <table:table-cell office:value-type="string">
            <text:p>:m 記録 / 身体 / 右手、下腕、外側 / 擦傷</text:p>
          </table:table-cell>
          <table:table-cell table:number-columns-repeated="2"/>
          <table:table-cell table:style-name="ce4"/>
        </table:table-row>
        <table:table-row table:style-name="ro10">
          <table:table-cell office:value-type="float" office:value="29">
            <text:p>29</text:p>
          </table:table-cell>
          <table:table-cell office:value-type="string">
            <text:p>2018-09-08_22-18-51_000.jpg</text:p>
          </table:table-cell>
          <table:table-cell office:value-type="string">
            <text:p>:m 記録 / 身体 / 右手、外側側面から手首にかけて / 発疹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8-09-08_22-18-56_000.jpg</text:p>
          </table:table-cell>
          <table:table-cell office:value-type="string">
            <text:p>:m 記録 / 身体 / 左手、手首下、内側 / 擦傷</text:p>
          </table:table-cell>
          <table:table-cell table:number-columns-repeated="2"/>
          <table:table-cell table:style-name="ce4"/>
        </table:table-row>
        <table:table-row table:style-name="ro11" table:number-rows-repeated="7">
          <table:table-cell table:number-columns-repeated="5"/>
          <table:table-cell table:style-name="ce4"/>
        </table:table-row>
        <table:table-row table:style-name="ro11" table:number-rows-repeated="3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1" table:number-rows-repeated="3">
          <table:table-cell table:number-columns-repeated="5"/>
          <table:table-cell table:style-name="ce4"/>
        </table:table-row>
        <table:table-row table:style-name="ro11" table:number-rows-repeated="31">
          <table:table-cell table:number-columns-repeated="6"/>
        </table:table-row>
        <table:table-row table:style-name="ro11">
          <table:table-cell table:number-columns-repeated="2"/>
          <table:table-cell table:style-name="ce4"/>
          <table:table-cell table:number-columns-repeated="3"/>
        </table:table-row>
        <table:table-row table:style-name="ro11" table:number-rows-repeated="10">
          <table:table-cell table:number-columns-repeated="6"/>
        </table:table-row>
        <table:table-row table:style-name="ro11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1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 table:number-columns-repeated="2"/>
          <table:table-cell table:style-name="Default" office:value-type="float" office:value="44">
            <text:p>44</text:p>
          </table:table-cell>
          <table:table-cell table:number-columns-repeated="3"/>
        </table:table-row>
        <table:table-row table:style-name="ro11">
          <table:table-cell table:number-columns-repeated="2"/>
          <table:table-cell table:style-name="Default" office:value-type="float" office:value="31">
            <text:p>31</text:p>
          </table:table-cell>
          <table:table-cell table:number-columns-repeated="3"/>
        </table:table-row>
        <table:table-row table:style-name="ro11" table:number-rows-repeated="7"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1])" office:value-type="float" office:value="0">
            <text:p>0</text:p>
          </table:table-cell>
          <table:table-cell table:number-columns-repeated="3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31];&quot;-\*&quot;)" office:value-type="float" office:value="2">
            <text:p>2</text:p>
          </table:table-cell>
          <table:table-cell table:number-columns-repeated="3"/>
        </table:table-row>
        <table:table-row table:style-name="ro11">
          <table:table-cell/>
          <table:table-cell table:style-name="ce2" office:value-type="string">
            <text:p>:m XXX</text:p>
          </table:table-cell>
          <table:table-cell table:style-name="ce1" table:formula="of:=COUNTIF([.$C$2:.$C31];&quot;:m XXX&quot;)" office:value-type="float" office:value="0">
            <text:p>0</text:p>
          </table:table-cell>
          <table:table-cell table:number-columns-repeated="3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31])" office:value-type="float" office:value="30">
            <text:p>30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2018/09/09</text:date>, <text:time>08:2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9T08:20:44.94</dc:date>
    <dc:creator>iwabuchi ken</dc:creator>
    <meta:editing-duration>P4DT15H59M12S</meta:editing-duration>
    <meta:editing-cycles>1542</meta:editing-cycles>
    <meta:document-statistic meta:table-count="1" meta:cell-count="106" meta:object-count="0"/>
  </office:meta>
</office:document-meta>
</file>